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GConnectionHolder.getChanne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GConnectionHolder.getDispatch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GConnectionHolder.JGConnectionHolder( ILateralCacheAttributes il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GConnectionHolder.getInstance( ILateralCacheAttributes ilc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